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5.50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margin-top="0cm" fo:margin-bottom="0.353cm" fo:line-height="115%" style:page-number="auto" style:text-autospace="none"/>
    </style:style>
    <style:style style:name="P3" style:family="paragraph" style:parent-style-name="Standard">
      <style:paragraph-properties fo:margin-top="0cm" fo:margin-bottom="0.353cm" fo:line-height="115%" style:text-autospace="none"/>
    </style:style>
    <style:style style:name="P4" style:family="paragraph" style:parent-style-name="Standard">
      <style:paragraph-properties fo:margin-top="0cm" fo:margin-bottom="0.353cm" fo:line-height="115%" style:text-autospace="none"/>
      <style:text-properties style:font-name="Times New Roman1" fo:font-size="12pt" fo:language="en" fo:country="none" fo:font-weight="normal" style:font-name-asian="Calibri1" style:font-size-asian="12pt" style:font-weight-asian="normal" style:font-name-complex="Calibri1" style:font-size-complex="12pt" style:font-weight-complex="normal"/>
    </style:style>
    <style:style style:name="P5" style:family="paragraph" style:parent-style-name="Standard">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text-properties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Table_20_Contents" style:list-style-name="L8"/>
    <style:style style:name="P16" style:family="paragraph" style:parent-style-name="Table_20_Contents" style:list-style-name="L10"/>
    <style:style style:name="P17" style:family="paragraph" style:parent-style-name="Table_20_Contents" style:list-style-name="L11"/>
    <style:style style:name="T1" style:family="text">
      <style:text-properties fo:color="#0000ff" style:font-name="Calibri1" fo:font-size="11pt" fo:language="en" fo:country="none" style:text-underline-style="solid" style:text-underline-width="auto" style:text-underline-color="font-color" fo:font-weight="normal" style:font-name-asian="Calibri1" style:font-size-asian="11pt" style:font-weight-asian="normal" style:font-name-complex="Calibri1" style:font-size-complex="11pt" style:font-weight-complex="normal"/>
    </style:style>
    <style:style style:name="T2" style:family="text">
      <style:text-properties fo:color="#0000ff" fo:font-size="11pt" fo:language="en" fo:country="none" style:text-underline-style="solid" style:text-underline-width="auto" style:text-underline-color="font-color" fo:font-weight="normal" style:font-name-asian="Calibri1" style:font-size-asian="11pt" style:font-weight-asian="normal" style:font-name-complex="Calibri1" style:font-size-complex="11pt" style:font-weight-complex="normal"/>
    </style:style>
    <style:style style:name="T3" style:family="text">
      <style:text-properties fo:color="#0000ff" style:font-name="Times New Roman1" fo:font-size="11pt" fo:language="en" fo:country="none" style:text-underline-style="solid" style:text-underline-width="auto" style:text-underline-color="font-color" fo:font-weight="normal" style:font-name-asian="Calibri1" style:font-size-asian="11pt" style:font-weight-asian="normal" style:font-name-complex="Calibri1" style:font-size-complex="11pt" style:font-weight-complex="normal"/>
    </style:style>
    <style:style style:name="T4" style:family="text">
      <style:text-properties fo:color="#0000ff" style:font-name="Times New Roman1" fo:language="en" fo:country="none" style:text-underline-style="solid" style:text-underline-width="auto" style:text-underline-color="font-color" fo:font-weight="normal" style:font-name-asian="Calibri1" style:font-weight-asian="normal" style:font-name-complex="Calibri1" style:font-weight-complex="normal"/>
    </style:style>
    <style:style style:name="T5" style:family="text">
      <style:text-properties fo:color="#0000ff" style:font-name="Times New Roman1" fo:font-size="12pt" fo:language="en" fo:country="none" style:text-underline-style="solid" style:text-underline-width="auto" style:text-underline-color="font-color" fo:font-weight="normal" style:font-name-asian="Calibri1" style:font-size-asian="12pt" style:font-weight-asian="normal" style:font-name-complex="Calibri1" style:font-size-complex="12pt" style:font-weight-complex="normal"/>
    </style:style>
    <style:style style:name="T6" style:family="text">
      <style:text-properties style:font-name="Calibri1" fo:font-size="11pt" fo:language="en" fo:country="none" fo:font-weight="normal" style:font-name-asian="Calibri1" style:font-size-asian="11pt" style:font-weight-asian="normal" style:font-name-complex="Calibri1" style:font-size-complex="11pt" style:font-weight-complex="normal"/>
    </style:style>
    <style:style style:name="T7" style:family="text">
      <style:text-properties fo:font-size="11pt" fo:language="en" fo:country="none" fo:font-weight="normal" style:font-name-asian="Calibri1" style:font-size-asian="11pt" style:font-weight-asian="normal" style:font-name-complex="Calibri1" style:font-size-complex="11pt" style:font-weight-complex="normal"/>
    </style:style>
    <style:style style:name="T8" style:family="text">
      <style:text-properties style:font-name="Times New Roman1" fo:font-size="11pt" fo:language="en" fo:country="none" fo:font-weight="normal" style:font-name-asian="Calibri1" style:font-size-asian="11pt" style:font-weight-asian="normal" style:font-name-complex="Calibri1" style:font-size-complex="11pt" style:font-weight-complex="normal"/>
    </style:style>
    <style:style style:name="T9" style:family="text">
      <style:text-properties style:font-name="Times New Roman1" fo:language="en" fo:country="none" fo:font-weight="normal" style:font-name-asian="Calibri1" style:font-weight-asian="normal" style:font-name-complex="Calibri1" style:font-weight-complex="normal"/>
    </style:style>
    <style:style style:name="T10" style:family="text">
      <style:text-properties style:font-name="Times New Roman1" fo:font-size="12pt" fo:language="en" fo:country="none" fo:font-weight="normal" style:font-name-asian="Calibri1" style:font-size-asian="12pt" style:font-weight-asian="normal" style:font-name-complex="Calibri1" style:font-size-complex="12pt" style:font-weight-complex="normal"/>
    </style:style>
    <style:style style:name="T11" style:family="text">
      <style:text-properties style:font-name="Times New Roman1" fo:font-size="12pt" fo:language="en" fo:country="none" fo:font-weight="bold" style:font-name-asian="Calibri1" style:font-size-asian="12pt" style:font-weight-asian="bold" style:font-name-complex="Calibri1"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Background and Motivation</text:span></text:p>
      <text:p text:style-name="P3"><text:span text:style-name="T10"><text:line-break/><text:tab/>The use of bioluminescent imaging has been increasing in the field of cancer detection and testing cancer fighting medicine because it is a effective and non-invasive procedure. (</text:span><text:a xlink:type="simple" xlink:href="http://www.ncbi.nlm.nih.gov/pmc/articles/PMC2929204/"><text:span text:style-name="T5">http://www.ncbi.nlm.nih.gov/pmc/articles/PMC2929204/</text:span></text:a><text:span text:style-name="T10">). Bioluminescent imaging refers to the tracking of photons as they are projected into the tissue of living organisms; from the geometric properties of it's trajectory conclusions can be made on the condition of the tissue in which the photons are moving in. <text:s/>(source) </text:span></text:p>
      <text:p text:style-name="P4"><text:tab/>Currently no closed-form expression of tracking the photon through tissue exists and the solution is to run many iterative simulations heuristically using the Monte Carlo method. <text:s/>(Jeff's Paper) The simulations are performed using properties we know of the tissue, such as geometric properties, material properties, number of tissue layers etc. <text:s/>These simulations however are a compute burden. (JBO Paper). <text:s/>Running potentially millions of photon simulations sequentially on a processor can be cumbersome. However if this computation can be offloaded onto a hardware accelerator that can work on many photon simulations in parallel this computation may not be as time-consuming. The faster computation can lead to more accurate models as <text:s/>some current models simplified the problem by sacrificing accuracy.</text:p>
      <text:p text:style-name="P4"><text:tab/>Clock speeds are no longer increasing as they used to, and now more attention is being put on parallel accelerators (source). <text:s/>Furthermore these parallel accelerators are not burdened with the operating system overhead to request memory access and I/O. <text:s text:c="2"/>GPU architecture is very good for exploiting data level parallelism; this type of parallelism <text:s/>executes the same instruction on multiple sets of data. (source) <text:s/>The level of parallelism on GPUs depends on the architecture but on high end GPUs with 1152 cores (Nvidia GEForce 760) potentially at least 1152 photons can be simulated at once. (source) <text:s/>Furthermore the memory bandwidth is greater on this device as it does not have to incur any operating system overhead. <text:s/>The FPGA architecture is very good for exploiting task level parallelism; this type of parallelism executes different tasks in parallel. <text:s/>This type of parallelism can also be exploited for our problem as different photon simulations may be behaving different from each other. <text:s/>The amount of parallel photons we can get really depends on the executed hardware code as the structure of the hardware code determines the physical circuits being synthesized on the FPGA board. (source)</text:p>
      <text:p text:style-name="P4"><text:tab/>A popular area of computation research is also the comparison of similar applications on multiple platforms (source). A realistic large scale application such as Monte Carlo simulations implemented similarly across platforms can highlight various strengths of the different compute architectures. <text:s/>Thus introducing the importance of a large application as it will test many compute scenarios, such as floating point operations, memory accessing, arithmetic logic, task and data <text:s/>parallelism, etc. <text:s/>A good study will include speedup, resource utilization and functional accuracy. A language like OpenCL which is a cross-platform heterogeneous language can target CPUs, GPUs and FPGAs and can help us study a large scale application on all platforms. </text:p>
      <text:p text:style-name="P4"><text:soft-page-break/><text:tab/>Using the Monte Carlo simulation method is the solution to track the photon's movement through tissue. <text:s/>Bioluminescent imaging is an effective study of the tissue's properties which is effective in the field of cancer research. <text:s/>A large amount of simulations is required before the results converge onto a value, and these simulations can be potentially done in parallel on a hardware accelerator like a GPU or FPGA. This large application can prove to be a useful study on various platforms and can be targetted using a multi-platform language like OpenCL. </text:p>
      <text:p text:style-name="P5">Project Goal</text:p>
      <text:p text:style-name="Standard">Our intent in this project, is to investigate currently available methods for Monte Carlo photon simulation and utilize parallelization to improve those methods. The way we want to improve already existing methods is by speeding these methods up. We also want to improve the accuracy of the model by removing as many simplifying assumptions for the simulation as we can. We also would like to use this problem as a study of multiple platforms used as hardware accelerators. Using a multi-platform language like OpenCL will allow us to target CPU, GPU and FPGA platforms. <text:s/></text:p>
      <text:p text:style-name="Standard"/>
      <text:p text:style-name="P5">Project Requirements</text:p>
      <text:p text:style-name="P5"/>
      <text:p text:style-name="P5">Functions</text:p>
      <text:p text:style-name="Standard">Must correctly simulate photon:</text:p>
      <text:list xml:id="list6594323971" text:style-name="L1">
        <text:list-item>
          <text:list>
            <text:list-item>
              <text:p text:style-name="P7">Absorption</text:p>
            </text:list-item>
            <text:list-item>
              <text:p text:style-name="P7">Termination</text:p>
            </text:list-item>
          </text:list>
        </text:list-item>
      </text:list>
      <text:list xml:id="list1542028962" text:style-name="L2">
        <text:list-item>
          <text:list>
            <text:list-item>
              <text:p text:style-name="P8">Reflection</text:p>
            </text:list-item>
          </text:list>
        </text:list-item>
      </text:list>
      <text:p text:style-name="Standard">Must generate output for analysis and comparison</text:p>
      <text:list xml:id="list1863911641" text:style-name="L3">
        <text:list-item>
          <text:list>
            <text:list-item>
              <text:p text:style-name="P9">functional output of photon simulations</text:p>
            </text:list-item>
            <text:list-item>
              <text:p text:style-name="P9">speedup numbers</text:p>
            </text:list-item>
            <text:list-item>
              <text:p text:style-name="P9">resource utilization</text:p>
            </text:list-item>
          </text:list>
        </text:list-item>
      </text:list>
      <text:p text:style-name="Standard"/>
      <text:p text:style-name="P5">Objectives</text:p>
      <text:list xml:id="list1058227110" text:style-name="L4">
        <text:list-item>
          <text:p text:style-name="P10">Speed increase from currently existing methods</text:p>
        </text:list-item>
        <text:list-item>
          <text:p text:style-name="P10">Relax some simplifying assumptions to improve accuracy of model</text:p>
        </text:list-item>
      </text:list>
      <text:list xml:id="list2112261092" text:style-name="L5">
        <text:list-item>
          <text:list>
            <text:list-item>
              <text:p text:style-name="P11">Non-absorbing medium</text:p>
            </text:list-item>
            <text:list-item>
              <text:p text:style-name="P11">Infinite Planar slab</text:p>
            </text:list-item>
            <text:list-item>
              <text:p text:style-name="P11">Simple Geometry</text:p>
            </text:list-item>
          </text:list>
        </text:list-item>
      </text:list>
      <text:p text:style-name="Standard"/>
      <text:p text:style-name="Standard"/>
      <text:p text:style-name="P5">Constraints</text:p>
      <text:list xml:id="list1994093237" text:style-name="L6">
        <text:list-item>
          <text:p text:style-name="P12">Must use parallelism to compute</text:p>
        </text:list-item>
        <text:list-item>
          <text:p text:style-name="P12">Must use OpenCL</text:p>
        </text:list-item>
      </text:list>
      <text:p text:style-name="Standard"/>
      <text:p text:style-name="Standard"/>
      <text:p text:style-name="P1"/>
      <text:p text:style-name="P1"/>
      <text:p text:style-name="P1"/>
      <text:p text:style-name="P1"/>
      <text:p text:style-name="P1"><text:soft-page-break/>Risk assesment</text:p>
      <text:p text:style-name="P1"/>
      <text:list xml:id="list1231034576" text:style-name="L7">
        <text:list-item>
          <text:p text:style-name="P14">FPGA compiler new, not tested extensively might not work that well, or at all</text:p>
        </text:list-item>
        <text:list-item>
          <text:p text:style-name="P14">NVIDIA GPU supporting openCL is not extensive and wide spread and debugging is not available</text:p>
        </text:list-item>
        <text:list-item>
          <text:p text:style-name="P14">Performance tuning may slow down or add inaccuracy to the calculations, mitigation: iteratively add and use revision control systems</text:p>
        </text:list-item>
        <text:list-item>
          <text:p text:style-name="P14">Sub-optimal preformance increases, results below desired threshold</text:p>
          <text:p text:style-name="P14"/>
        </text:list-item>
      </text:list>
      <text:p text:style-name="P13"/>
      <text:p text:style-name="P1">Possible Solutions and Design Alternatives</text:p>
      <text:p text:style-name="P1"/>
      <table:table table:name="Table1" table:style-name="Table1">
        <table:table-column table:style-name="Table1.A" table:number-columns-repeated="3"/>
        <table:table-row>
          <table:table-cell table:style-name="Table1.A1" office:value-type="string">
            <text:p text:style-name="Table_20_Contents">Platform</text:p>
          </table:table-cell>
          <table:table-cell table:style-name="Table1.A1" office:value-type="string">
            <text:p text:style-name="Table_20_Contents">Strengths</text:p>
          </table:table-cell>
          <table:table-cell table:style-name="Table1.C1" office:value-type="string">
            <text:p text:style-name="Table_20_Contents">Weaknesses</text:p>
          </table:table-cell>
        </table:table-row>
        <table:table-row>
          <table:table-cell table:style-name="Table1.A2" office:value-type="string">
            <text:p text:style-name="Table_20_Contents">CPU</text:p>
          </table:table-cell>
          <table:table-cell table:style-name="Table1.A2" office:value-type="string">
            <text:list xml:id="list618250326" text:style-name="L10">
              <text:list-item>
                <text:p text:style-name="P16">Accurate math libraries</text:p>
              </text:list-item>
              <text:list-item>
                <text:p text:style-name="P16">Quickest development time</text:p>
              </text:list-item>
              <text:list-item>
                <text:p text:style-name="P16">Good debug support (Intel CPU)</text:p>
              </text:list-item>
            </text:list>
          </table:table-cell>
          <table:table-cell table:style-name="Table1.C2" office:value-type="string">
            <text:list xml:id="list1786990301" text:continue-numbering="true" text:style-name="L10">
              <text:list-item>
                <text:p text:style-name="P16">Parallelism limited by number of cores (4 cores typical)</text:p>
              </text:list-item>
              <text:list-item>
                <text:p text:style-name="P16">Poor memory bandwidth</text:p>
              </text:list-item>
              <text:list-item>
                <text:p text:style-name="P16">Software overhead</text:p>
              </text:list-item>
            </text:list>
          </table:table-cell>
        </table:table-row>
        <table:table-row>
          <table:table-cell table:style-name="Table1.A2" office:value-type="string">
            <text:p text:style-name="Table_20_Contents">GPU</text:p>
          </table:table-cell>
          <table:table-cell table:style-name="Table1.A2" office:value-type="string">
            <text:list xml:id="list366874141" text:style-name="L11">
              <text:list-item>
                <text:p text:style-name="P17">Good at floating point operations</text:p>
              </text:list-item>
              <text:list-item>
                <text:p text:style-name="P17">High level of data parallelism (SIMD)</text:p>
              </text:list-item>
              <text:list-item>
                <text:p text:style-name="P17">More cores than CPU</text:p>
              </text:list-item>
              <text:list-item>
                <text:p text:style-name="P17">Fast math libraries</text:p>
              </text:list-item>
              <text:list-item>
                <text:p text:style-name="P17">Accurate profiling and debugging tools (AMD GDEDebugger, on AMD GPU)</text:p>
              </text:list-item>
              <text:list-item>
                <text:p text:style-name="P17">High memory bandwidth</text:p>
              </text:list-item>
            </text:list>
          </table:table-cell>
          <table:table-cell table:style-name="Table1.C2" office:value-type="string">
            <text:list xml:id="list251105751" text:continue-numbering="true" text:style-name="L11">
              <text:list-item>
                <text:p text:style-name="P17">Poor task level parallelism</text:p>
              </text:list-item>
              <text:list-item>
                <text:p text:style-name="P17">Less local memory per thread</text:p>
              </text:list-item>
            </text:list>
          </table:table-cell>
        </table:table-row>
        <table:table-row>
          <table:table-cell table:style-name="Table1.A2" office:value-type="string">
            <text:p text:style-name="Table_20_Contents">FPGA</text:p>
          </table:table-cell>
          <table:table-cell table:style-name="Table1.A2" office:value-type="string">
            <text:list xml:id="list1580124312" text:style-name="L8">
              <text:list-item>
                <text:p text:style-name="P15">Task level parallelism, can do multiple tasks at the same time</text:p>
              </text:list-item>
              <text:list-item>
                <text:p text:style-name="P15">Specialized logic</text:p>
              </text:list-item>
              <text:list-item>
                <text:p text:style-name="P15">No software overhead</text:p>
              </text:list-item>
              <text:list-item>
                <text:p text:style-name="P15">Better at pipelining</text:p>
              </text:list-item>
            </text:list>
            <text:p text:style-name="Table_20_Contents"/>
          </table:table-cell>
          <table:table-cell table:style-name="Table1.C2" office:value-type="string">
            <text:list xml:id="list2064680833" text:continue-numbering="true" text:style-name="L8">
              <text:list-item>
                <text:p text:style-name="P15">Compiler relatively new</text:p>
              </text:list-item>
              <text:list-item>
                <text:p text:style-name="P15">Poor floating point operations</text:p>
              </text:list-item>
              <text:list-item>
                <text:p text:style-name="P15">Most expensive</text:p>
              </text:list-item>
              <text:list-item>
                <text:p text:style-name="P15">Poor debug support</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0" fo:widows="0" fo:hyphenation-ladder-count="no-limit" style:vertical-align="baseline"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meta:initial-creator>
    <dc:creator>Zannier Ryan</dc:creator>
    <meta:editing-cycles>15</meta:editing-cycles>
    <meta:creation-date>2013-09-15T20:20:00</meta:creation-date>
    <dc:date>2013-09-16T16:02:19</dc:date>
    <meta:editing-duration>PT2H8M46S</meta:editing-duration>
    <meta:generator>LibreOffice/3.5$Linux_X86_64 LibreOffice_project/350m1$Build-2</meta:generator>
    <meta:document-statistic meta:table-count="1" meta:image-count="0" meta:object-count="0" meta:page-count="3" meta:paragraph-count="61" meta:word-count="936" meta:character-count="6003" meta:non-whitespace-character-count="5136"/>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